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0b8b73" officeooo:paragraph-rsid="000b8b73" style:language-asian="ja" style:country-asian="JP"/>
    </style:style>
    <style:style style:name="P2" style:family="paragraph" style:parent-style-name="Standard">
      <style:text-properties officeooo:rsid="000b8b73" officeooo:paragraph-rsid="000f68a5" style:language-asian="ja" style:country-asian="JP"/>
    </style:style>
    <style:style style:name="P3" style:family="paragraph" style:parent-style-name="Standard">
      <style:text-properties officeooo:rsid="000b8b73" officeooo:paragraph-rsid="00113639" style:language-asian="ja" style:country-asian="JP"/>
    </style:style>
    <style:style style:name="P4" style:family="paragraph" style:parent-style-name="Standard">
      <style:text-properties officeooo:rsid="000b8b73" officeooo:paragraph-rsid="0016cf72" style:language-asian="ja" style:country-asian="JP"/>
    </style:style>
    <style:style style:name="T1" style:family="text">
      <style:text-properties officeooo:rsid="000df90e"/>
    </style:style>
    <style:style style:name="T2" style:family="text">
      <style:text-properties officeooo:rsid="0016cf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１　システム</text:p>
      <text:p text:style-name="P1"/>
      <text:p text:style-name="P1"/>
      <text:p text:style-name="P1">　　１　源<text:span text:style-name="T1">(アクチ)</text:span></text:p>
      <text:p text:style-name="P1"/>
      <text:p text:style-name="P1">　　　　何らかの動作（すべての動き、感情や体や動物、植物など）で発生する。</text:p>
      <text:p text:style-name="P1">　　　　魔法などのすべての源（運に近い）。</text:p>
      <text:p text:style-name="P1"/>
      <text:p text:style-name="P1"/>
      <text:p text:style-name="P1">　　２　時間</text:p>
      <text:p text:style-name="P1"/>
      <text:p text:style-name="P1">　　　　一年　３７２日　　一か月　３１日　　一日　２４時間</text:p>
      <text:p text:style-name="P1"/>
      <text:p text:style-name="P1">　　　　年　　　　古代遺跡にてアクチの存在が記されており、そこに書かれている源の発見からの年月</text:p>
      <text:p text:style-name="P1"/>
      <text:p text:style-name="P1">　　　　日　　　　現実と同じ、１月１日から１２月３１日まで</text:p>
      <text:p text:style-name="P1"/>
      <text:p text:style-name="P1">　　　　朝昼晩　存在する（太陽的な星が存在）</text:p>
      <text:p text:style-name="P1"/>
      <text:p text:style-name="P1"/>
      <text:p text:style-name="P1">　　３　大地創世</text:p>
      <text:p text:style-name="P1"/>
      <text:p text:style-name="P1">　　　　１　アクチの集まった空間を宇宙と呼ぶ。</text:p>
      <text:p text:style-name="P1"/>
      <text:p text:style-name="P1">　　　　２　宇宙にはアクチが均等に整列して存在していたが何らかの動作でアクチはバラバラに分散する。</text:p>
      <text:p text:style-name="P1"/>
      <text:p text:style-name="P1">　　　　２　分散したアクチが所々に集まり星々ができる。（星はアクチの塊、宇宙からアクチは消える）</text:p>
      <text:p text:style-name="P2">　　　　　　舞台となる星をボロアと呼ぶ。</text:p>
      <text:p text:style-name="P1"/>
      <text:p text:style-name="P1">　　　　３　ボロアでは長い時間をかけアクチが大地、山、海となる。</text:p>
      <text:p text:style-name="P1"/>
      <text:p text:style-name="P1">　　　　４　環境の変化により生命体が生まれる。</text:p>
      <text:p text:style-name="P1"/>
      <text:p text:style-name="P1"/>
      <text:p text:style-name="P1">　　４　歴史</text:p>
      <text:p text:style-name="P1"/>
      <text:p text:style-name="P1">　　　　前０年　アクチによりボロアが生まれる</text:p>
      <text:p text:style-name="P1"/>
      <text:p text:style-name="P1">　　　　前５００００００００年ごろ　大地、山、海などが形成される</text:p>
      <text:p text:style-name="P1"/>
      <text:p text:style-name="P1">　　　　前７００００００００年ごろ　生命誕生</text:p>
      <text:p text:style-name="P1"/>
      <text:p text:style-name="P1">　　　　前１２９９８９０００年ごろ　生命たちは集団で生活し始める</text:p>
      <text:p text:style-name="P1"/>
      <text:p text:style-name="P1">　　　　前１２９９９６０００年ごろ　最初の文明誕生</text:p>
      <text:p text:style-name="P1"/>
      <text:p text:style-name="P1">　　　　前１３００００１９２年　アクチ発見</text:p>
      <text:p text:style-name="P1"/>
      <text:p text:style-name="P3">　　　　前１３００１９４５５年　新０年　古代文明の遺跡からアクチに関する書物が発見されるが</text:p>
      <text:p text:style-name="P3">　　　　　　　　　　　　　　　　そこにはアクチの恐るべき力が書かれており発見したもの達は存在を隠す</text:p>
      <text:p text:style-name="P1"/>
      <text:p text:style-name="P1">　　　　新２４８年　アクチの存在が公にされる</text:p>
      <text:p text:style-name="P1"><text:soft-page-break/></text:p>
      <text:p text:style-name="P1">　　　　新２９５年　ボロアがアクチの強大な力を求め分裂する（ここから大戦の時代へ突入する）</text:p>
      <text:p text:style-name="P1"/>
      <text:p text:style-name="P1">　　　　新３１４年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G明朝L" style:font-family-asian="HG明朝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0:14:32.855000000</meta:creation-date>
    <dc:date>2016-01-21T19:00:21.855000000</dc:date>
    <meta:editing-duration>PT56M33S</meta:editing-duration>
    <meta:editing-cycles>8</meta:editing-cycles>
    <meta:generator>LibreOffice/5.0.0.5$Windows_x86 LibreOffice_project/1b1a90865e348b492231e1c451437d7a15bb262b</meta:generator>
    <meta:document-statistic meta:table-count="0" meta:image-count="0" meta:object-count="0" meta:page-count="2" meta:paragraph-count="28" meta:word-count="590" meta:character-count="741" meta:non-whitespace-character-count="590"/>
  </office:meta>
</office:document-meta>
</file>